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9cm" style:rel-column-width="2834*"/>
    </style:style>
    <style:style style:name="Tabella4.B" style:family="table-column">
      <style:table-column-properties style:column-width="0.397cm" style:rel-column-width="225*"/>
    </style:style>
    <style:style style:name="Tabella4.C" style:family="table-column">
      <style:table-column-properties style:column-width="4.897cm" style:rel-column-width="2776*"/>
    </style:style>
    <style:style style:name="Tabella4.D" style:family="table-column">
      <style:table-column-properties style:column-width="4.706cm" style:rel-column-width="2668*"/>
    </style:style>
    <style:style style:name="Tabella4.E" style:family="table-column">
      <style:table-column-properties style:column-width="5.001cm" style:rel-column-width="28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1.191cm"/>
    </style:style>
    <style:style style:name="Tabella4.A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0.743cm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2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3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text-properties style:font-name="UBUNTU LIGHT" fo:font-size="11pt" fo:font-weight="bold" officeooo:rsid="008b3385" officeooo:paragraph-rsid="008b3385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officeooo:rsid="008c8a50" officeooo:paragraph-rsid="008c8a50" style:font-name-asian="SimSun" style:font-size-asian="10pt" style:font-name-complex="Tahoma" style:font-size-complex="10pt"/>
    </style:style>
    <style:style style:name="P32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3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8" style:family="paragraph" style:parent-style-name="Table_20_Contents">
      <style:text-properties officeooo:rsid="008c8a50" officeooo:paragraph-rsid="008c8a50" style:font-name-asian="SimSun" style:font-size-asian="10pt" style:font-name-complex="Tahoma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1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2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0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29">Firma RAQ</text:p>
          </table:table-cell>
          <table:table-cell table:style-name="Tabella1.B1" office:value-type="string">
            <text:p text:style-name="P28"/>
          </table:table-cell>
          <table:table-cell table:style-name="Tabella1.A1" office:value-type="string">
            <text:p text:style-name="P24">Firma RDQ</text:p>
          </table:table-cell>
          <table:table-cell table:style-name="Tabella1.D1" office:value-type="string">
            <text:p text:style-name="P23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34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7">APERTURA AZIONE CORRETTI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9">N. azione correttiva</text:p>
          </table:table-cell>
          <table:covered-table-cell/>
          <table:table-cell table:style-name="Tabella4.C3" office:value-type="string">
            <text:p text:style-name="P36">Tipo azione correttiva</text:p>
          </table:table-cell>
          <table:table-cell table:style-name="Tabella4.D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4.A4" table:number-columns-spanned="2" office:value-type="string">
            <text:p text:style-name="P33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office:value-type="string">
            <text:p text:style-name="P35"><text:placeholder text:placeholder-type="text">&lt;o.action_id.type&gt;</text:placeholder></text:p>
          </table:table-cell>
          <table:table-cell table:style-name="Tabella4.D4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4.A7" table:number-columns-spanned="5" office:value-type="string">
            <text:p text:style-name="P26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2">DATA: <text:span text:style-name="T11"><text:placeholder text:placeholder-type="text">&lt;formatLang(o.action_id.closed_date, date=True)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7"><text:span text:style-name="T11"><text:placeholder text:placeholder-type="text">&lt;o.action_id.esit_note&gt;</text:placeholder></text:span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<text:span text:style-name="T11"/></text:p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8" office:value-type="string">
            <text:p text:style-name="P30">Firma RAQ</text:p>
          </table:table-cell>
          <table:table-cell table:style-name="Tabella4.B8" table:number-columns-spanned="2" office:value-type="string">
            <text:p text:style-name="P30"/>
          </table:table-cell>
          <table:covered-table-cell/>
          <table:table-cell table:style-name="Tabella4.A8" office:value-type="string">
            <text:p text:style-name="P25">Firma RDQ</text:p>
          </table:table-cell>
          <table:table-cell table:style-name="Tabella4.E8" office:value-type="string">
            <text:p text:style-name="P25"/>
          </table:table-cell>
        </table:table-row>
        <table:table-row table:style-name="Tabella4.9">
          <table:table-cell table:style-name="Tabella4.A9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4T15:25:32.820204024</dc:date>
    <meta:editing-duration>P1DT19H26M5S</meta:editing-duration>
    <meta:editing-cycles>499</meta:editing-cycles>
    <meta:generator>LibreOffice/4.3.3.2$Linux_X86_64 LibreOffice_project/430m0$Build-2</meta:generator>
    <dc:creator>Administrator </dc:creator>
    <meta:document-statistic meta:table-count="3" meta:image-count="2" meta:object-count="0" meta:page-count="1" meta:paragraph-count="30" meta:word-count="80" meta:character-count="677" meta:non-whitespace-character-count="594"/>
    <meta:user-defined meta:name="Info 1"/>
    <meta:user-defined meta:name="Info 2"/>
    <meta:user-defined meta:name="Info 3"/>
    <meta:user-defined meta:name="Info 4"/>
  </office:meta>
</office:document-meta>
</file>